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3cm" svg:height="1.3cm" svg:x="4.4cm" svg:y="3.4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.506cm" svg:y1="4.048cm" svg:x2="4.4cm" svg:y2="4.05cm" draw:end-shape="id1" draw:end-glue-point="5" svg:d="m1506 4048h1197v2h1697" svg:viewBox="0 0 2895 3">
          <text:p/>
        </draw:connector>
        <draw:custom-shape draw:style-name="gr1" draw:text-style-name="P1" xml:id="id5" draw:id="id5" draw:layer="layout" svg:width="1.5cm" svg:height="1.4cm" svg:x="13.8cm" svg:y="3.5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5cm" svg:height="0.9cm" svg:x="8cm" svg:y="5.7cm">
          <text:p text:style-name="P2"><text:span text:style-name="T1">Action1(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6cm" svg:height="0.8cm" svg:x="6.7cm" svg:y="1.6cm">
          <text:p text:style-name="P2"><text:span text:style-name="T1">Action2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6cm" svg:height="0.8cm" svg:x="9.9cm" svg:y="1.6cm">
          <text:p text:style-name="P2"><text:span text:style-name="T1">Wai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cm" svg:height="0.6cm" svg:x="16.7cm" svg:y="3.9cm">
          <text:p text:style-name="P2">Action3(p1,p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5.05cm" svg:y1="3.4cm" svg:x2="6.7cm" svg:y2="2cm" draw:start-shape="id1" draw:start-glue-point="4" draw:end-shape="id2" draw:end-glue-point="3" svg:d="m5050 3400v-1400h1650" svg:viewBox="0 0 1651 1401">
          <text:p/>
        </draw:connector>
        <draw:connector draw:style-name="gr2" draw:text-style-name="P1" draw:layer="layout" svg:x1="5.05cm" svg:y1="4.7cm" svg:x2="8cm" svg:y2="6.15cm" draw:start-shape="id1" draw:start-glue-point="6" draw:end-shape="id3" svg:d="m5050 4700v1450h2950" svg:viewBox="0 0 2951 1451">
          <text:p/>
        </draw:connector>
        <draw:connector draw:style-name="gr2" draw:text-style-name="P1" draw:layer="layout" svg:x1="9.3cm" svg:y1="2cm" svg:x2="9.9cm" svg:y2="2cm" draw:start-shape="id2" draw:start-glue-point="1" draw:end-shape="id4" svg:d="m9300 2000h600" svg:viewBox="0 0 601 1">
          <text:p/>
        </draw:connector>
        <draw:connector draw:style-name="gr2" draw:text-style-name="P1" draw:layer="layout" svg:x1="12.5cm" svg:y1="2cm" svg:x2="14.55cm" svg:y2="3.5cm" draw:start-shape="id4" draw:start-glue-point="1" draw:end-shape="id5" draw:end-glue-point="4" svg:d="m12500 2000h2050v1500" svg:viewBox="0 0 2051 1501">
          <text:p/>
        </draw:connector>
        <draw:connector draw:style-name="gr2" draw:text-style-name="P1" draw:layer="layout" svg:x1="11.5cm" svg:y1="6.15cm" svg:x2="14.55cm" svg:y2="4.9cm" draw:start-shape="id3" draw:start-glue-point="1" draw:end-shape="id5" draw:end-glue-point="6" svg:d="m11500 6150h3050v-1250" svg:viewBox="0 0 3051 1251">
          <text:p/>
        </draw:connector>
        <draw:connector draw:style-name="gr2" draw:text-style-name="P1" draw:layer="layout" svg:x1="15.3cm" svg:y1="4.2cm" svg:x2="16.7cm" svg:y2="4.2cm" draw:start-shape="id5" draw:start-glue-point="7" draw:end-shape="id6" draw:end-glue-point="3" svg:d="m15300 4200h1400" svg:viewBox="0 0 1401 1">
          <text:p/>
        </draw:connector>
        <draw:connector draw:style-name="gr2" draw:text-style-name="P1" draw:layer="layout" svg:x1="19.7cm" svg:y1="4.2cm" svg:x2="21.044cm" svg:y2="4.193cm" draw:start-shape="id6" draw:start-glue-point="1" svg:d="m19700 4200h923v-7h421" svg:viewBox="0 0 1345 8">
          <text:p/>
        </draw:connector>
        <draw:custom-shape draw:style-name="gr1" draw:text-style-name="P2" xml:id="id7" draw:id="id7" draw:layer="layout" svg:width="2.538cm" svg:height="0.7cm" svg:x="3.7cm" svg:y="7.5cm">
          <text:p text:style-name="P2"><text:span text:style-name="T1">Action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538cm" svg:height="0.7cm" svg:x="8cm" svg:y="7.5cm">
          <text:p text:style-name="P2"><text:span text:style-name="T1">Action2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802cm" svg:y1="7.849cm" svg:x2="3.7cm" svg:y2="7.85cm" draw:end-shape="id7" draw:end-glue-point="3" svg:d="m1802 7849h699v1h1199" svg:viewBox="0 0 1899 2">
          <text:p/>
        </draw:connector>
        <draw:connector draw:style-name="gr2" draw:text-style-name="P1" draw:layer="layout" svg:x1="6.238cm" svg:y1="7.85cm" svg:x2="8cm" svg:y2="7.85cm" draw:start-shape="id7" draw:start-glue-point="1" draw:end-shape="id8" svg:d="m6238 7850h1762" svg:viewBox="0 0 1763 1">
          <text:p/>
        </draw:connector>
        <draw:connector draw:style-name="gr2" draw:text-style-name="P1" draw:layer="layout" svg:x1="10.538cm" svg:y1="7.85cm" svg:x2="11.9cm" svg:y2="7.849cm" draw:start-shape="id8" draw:start-glue-point="1" svg:d="m10538 7850h932v-1h430" svg:viewBox="0 0 1363 2">
          <text:p/>
        </draw:connector>
        <draw:custom-shape draw:style-name="gr1" draw:text-style-name="P2" xml:id="id9" draw:id="id9" draw:layer="layout" svg:width="2.3cm" svg:height="0.6cm" svg:x="3.9cm" svg:y="11cm">
          <text:p text:style-name="P1"><text:span text:style-name="T1">Action0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cm" svg:height="1cm" svg:x="7.4cm" svg:y="10.8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1cm" svg:height="1cm" svg:x="8.7cm" svg:y="13.2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1cm" svg:height="1cm" svg:x="12.1cm" svg:y="13.1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1cm" svg:height="1cm" svg:x="13.3cm" svg:y="10.8cm">
          <text:p text:style-name="P1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2cm" svg:y1="11.3cm" svg:x2="7.4cm" svg:y2="11.3cm" draw:start-shape="id9" draw:start-glue-point="1" draw:end-shape="id10" draw:end-glue-point="5" svg:d="m6200 11300h1200" svg:viewBox="0 0 1201 1">
          <text:p/>
        </draw:connector>
        <draw:connector draw:style-name="gr2" draw:text-style-name="P1" draw:layer="layout" svg:x1="7.9cm" svg:y1="11.8cm" svg:x2="8.7cm" svg:y2="13.7cm" draw:start-shape="id10" draw:start-glue-point="6" draw:end-shape="id11" draw:end-glue-point="5" svg:d="m7900 11800v1900h800" svg:viewBox="0 0 801 1901">
          <text:p/>
        </draw:connector>
        <draw:connector draw:style-name="gr2" draw:text-style-name="P1" draw:layer="layout" svg:x1="13.1cm" svg:y1="13.6cm" svg:x2="13.8cm" svg:y2="11.8cm" draw:start-shape="id12" draw:start-glue-point="7" draw:end-shape="id13" draw:end-glue-point="6" svg:d="m13100 13600h700v-1800" svg:viewBox="0 0 701 1801">
          <text:p/>
        </draw:connector>
        <draw:custom-shape draw:style-name="gr1" draw:text-style-name="P2" xml:id="id14" draw:id="id14" draw:layer="layout" svg:width="2.2cm" svg:height="0.5cm" svg:x="9.6cm" svg:y="9.3cm">
          <text:p text:style-name="P1"><text:span text:style-name="T1">Action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2.2cm" svg:height="0.6cm" svg:x="9.7cm" svg:y="11cm">
          <text:p text:style-name="P1"><text:span text:style-name="T1">Action2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2cm" svg:height="0.5cm" svg:x="9.9cm" svg:y="14.4cm">
          <text:p text:style-name="P1"><text:span text:style-name="T1">Action4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cm" svg:height="0.5cm" svg:x="9.8cm" svg:y="12.3cm">
          <text:p text:style-name="P1"><text:span text:style-name="T1">Action3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9cm" svg:y1="10.8cm" svg:x2="9.6cm" svg:y2="9.55cm" draw:start-shape="id10" draw:start-glue-point="4" draw:end-shape="id14" svg:d="m7900 10800v-1250h1700" svg:viewBox="0 0 1701 1251">
          <text:p/>
        </draw:connector>
        <draw:connector draw:style-name="gr2" draw:text-style-name="P1" draw:layer="layout" svg:x1="9.2cm" svg:y1="13.2cm" svg:x2="9.8cm" svg:y2="12.55cm" draw:start-shape="id11" draw:start-glue-point="4" draw:end-shape="id15" draw:end-glue-point="3" svg:d="m9200 13200v-650h600" svg:viewBox="0 0 601 651">
          <text:p/>
        </draw:connector>
        <draw:connector draw:style-name="gr2" draw:text-style-name="P1" draw:layer="layout" svg:x1="9.2cm" svg:y1="14.2cm" svg:x2="9.9cm" svg:y2="14.65cm" draw:start-shape="id11" draw:start-glue-point="6" draw:end-shape="id16" draw:end-glue-point="3" svg:d="m9200 14200v450h700" svg:viewBox="0 0 701 451">
          <text:p/>
        </draw:connector>
        <draw:connector draw:style-name="gr2" draw:text-style-name="P1" draw:layer="layout" svg:x1="12.1cm" svg:y1="14.65cm" svg:x2="12.6cm" svg:y2="14.1cm" draw:start-shape="id16" draw:start-glue-point="1" draw:end-shape="id12" draw:end-glue-point="6" svg:d="m12100 14650h500v-550" svg:viewBox="0 0 501 551">
          <text:p/>
        </draw:connector>
        <draw:connector draw:style-name="gr2" draw:text-style-name="P1" draw:layer="layout" svg:x1="12cm" svg:y1="12.55cm" svg:x2="12.6cm" svg:y2="13.1cm" draw:start-shape="id15" draw:start-glue-point="1" draw:end-shape="id12" draw:end-glue-point="4" svg:d="m12000 12550h600v550" svg:viewBox="0 0 601 551">
          <text:p/>
        </draw:connector>
        <draw:connector draw:style-name="gr2" draw:text-style-name="P1" draw:layer="layout" svg:x1="11.8cm" svg:y1="9.55cm" svg:x2="13.8cm" svg:y2="10.8cm" draw:start-shape="id14" draw:start-glue-point="1" draw:end-shape="id13" draw:end-glue-point="4" svg:d="m11800 9550h2000v1250" svg:viewBox="0 0 2001 1251">
          <text:p/>
        </draw:connector>
        <draw:connector draw:style-name="gr2" draw:text-style-name="P1" draw:layer="layout" svg:x1="11.9cm" svg:y1="11.3cm" svg:x2="13.3cm" svg:y2="11.3cm" draw:start-shape="id17" draw:start-glue-point="1" draw:end-shape="id13" draw:end-glue-point="5" svg:d="m11900 11300h1400" svg:viewBox="0 0 1401 1">
          <text:p/>
        </draw:connector>
        <draw:connector draw:style-name="gr2" draw:text-style-name="P1" draw:layer="layout" svg:x1="8.4cm" svg:y1="11.3cm" svg:x2="9.7cm" svg:y2="11.3cm" draw:start-shape="id10" draw:start-glue-point="7" draw:end-shape="id17" draw:end-glue-point="3" svg:d="m8400 11300h1300" svg:viewBox="0 0 1301 1">
          <text:p/>
        </draw:connector>
        <draw:connector draw:style-name="gr2" draw:text-style-name="P1" draw:layer="layout" svg:x1="14.3cm" svg:y1="11.3cm" svg:x2="16.071cm" svg:y2="11.299cm" draw:start-shape="id13" draw:start-glue-point="7" svg:d="m14300 11300h1137v-1h634" svg:viewBox="0 0 177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7:53:27.78</meta:creation-date>
    <dc:date>2015-05-25T18:19:31.85</dc:date>
    <meta:editing-duration>PT10M53S</meta:editing-duration>
    <meta:editing-cycles>1</meta:editing-cycles>
    <meta:generator>LibreOffice/4.0.3.3$Windows_x86 LibreOffice_project/0eaa50a932c8f2199a615e1eb30f7ac74279539</meta:generator>
    <meta:document-statistic meta:object-count="40"/>
  </office:meta>
</office:document-meta>
</file>